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99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-color="#000000" draw:textarea-horizontal-align="justify" draw:textarea-vertical-align="middle" draw:auto-grow-height="false" fo:min-height="1.06mm" fo:min-width="2.12m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11.54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Feuille1" table:style-name="ta1" table:print-ranges="Feuille1.B28:Feuille1.I48">
        <table:shapes>
          <draw:frame draw:z-index="0" draw:style-name="gr1" draw:text-style-name="P1" svg:width="159.99mm" svg:height="89.99mm" svg:x="89.96mm" svg:y="18.24mm">
            <loext:p draw:notify-on-update-of-ranges="Feuille1.C6:Feuille1.C26 Feuille1.D6:Feuille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" draw:style-name="gr2" draw:text-style-name="P2" svg:width="4.22mm" svg:height="3.17mm" draw:transform="rotate (1.5707963267949) translate (112.19mm 41.73mm)">
            <text:p/>
            <draw:enhanced-geometry svg:viewBox="0 0 21600 21600" draw:glue-points="?f0 0 ?f1 10800 0 21600 10800 21600 21600 21600 ?f7 10800" draw:text-areas="?f1 10800 ?f2 18000 ?f3 7200 ?f4 21600" draw:type="isosceles-triangle" draw:modifiers="10672.34042553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2" draw:text-style-name="P2" svg:width="4.22mm" svg:height="3.17mm" draw:transform="rotate (-1.5707963267949) translate (204.97mm 37.32mm)">
            <text:p/>
            <draw:enhanced-geometry svg:viewBox="0 0 21600 21600" draw:glue-points="?f0 0 ?f1 10800 0 21600 10800 21600 21600 21600 ?f7 10800" draw:text-areas="?f1 10800 ?f2 18000 ?f3 7200 ?f4 21600" draw:type="isosceles-triangle" draw:modifiers="10672.34042553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3" draw:style-name="gr3" draw:text-style-name="P3" svg:x1="144.49mm" svg:y1="46.88mm" svg:x2="144.49mm" svg:y2="63.97mm">
            <text:p/>
          </draw:line>
          <draw:line draw:z-index="4" draw:style-name="gr3" draw:text-style-name="P3" svg:x1="149.52mm" svg:y1="47mm" svg:x2="149.52mm" svg:y2="64.09mm">
            <text:p/>
          </draw:line>
          <draw:line draw:z-index="5" draw:style-name="gr3" draw:text-style-name="P3" svg:x1="114.3mm" svg:y1="39.74mm" svg:x2="203.02mm" svg:y2="39.74mm">
            <text:p/>
          </draw:line>
          <draw:line draw:z-index="6" draw:style-name="gr3" draw:text-style-name="P3" svg:x1="144.54mm" svg:y1="48mm" svg:x2="149.93mm" svg:y2="48mm">
            <text:p/>
          </draw:line>
          <draw:frame draw:z-index="7" draw:style-name="gr4" draw:text-style-name="P4" svg:width="20.36mm" svg:height="11.54mm" svg:x="147.45mm" svg:y="35.12mm">
            <draw:text-box>
              <text:p>Twave</text:p>
            </draw:text-box>
          </draw:frame>
          <draw:frame draw:z-index="8" draw:style-name="gr4" draw:text-style-name="P4" svg:width="20.36mm" svg:height="11.54mm" svg:x="145.65mm" svg:y="42.31mm">
            <draw:text-box>
              <text:p>Te</text:p>
            </draw:text-box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HETA</text:p>
          </table:table-cell>
          <table:table-cell table:style-name="ce4" office:value-type="string" calcext:value-type="string">
            <text:p>SIN(THETA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6]*2*PI()/20" office:value-type="float" office:value="0" calcext:value-type="float">
            <text:p>0</text:p>
          </table:table-cell>
          <table:table-cell table:style-name="ce3" table:formula="of:=SIN([.C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B7]*2*PI()/20" office:value-type="float" office:value="0.314159265358979" calcext:value-type="float">
            <text:p>0,3141592654</text:p>
          </table:table-cell>
          <table:table-cell table:style-name="ce3" table:formula="of:=SIN([.C7])" office:value-type="float" office:value="0.309016994374947" calcext:value-type="float">
            <text:p>0,3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B8]*2*PI()/20" office:value-type="float" office:value="0.628318530717959" calcext:value-type="float">
            <text:p>0,6283185307</text:p>
          </table:table-cell>
          <table:table-cell table:style-name="ce3" table:formula="of:=SIN([.C8])" office:value-type="float" office:value="0.587785252292473" calcext:value-type="float">
            <text:p>0,587785252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B9]*2*PI()/20" office:value-type="float" office:value="0.942477796076938" calcext:value-type="float">
            <text:p>0,9424777961</text:p>
          </table:table-cell>
          <table:table-cell table:style-name="ce3" table:formula="of:=SIN([.C9])" office:value-type="float" office:value="0.809016994374947" calcext:value-type="float">
            <text:p>0,8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B10]*2*PI()/20" office:value-type="float" office:value="1.25663706143592" calcext:value-type="float">
            <text:p>1,2566370614</text:p>
          </table:table-cell>
          <table:table-cell table:style-name="ce3" table:formula="of:=SIN([.C10])" office:value-type="float" office:value="0.951056516295153" calcext:value-type="float">
            <text:p>0,951056516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B11]*2*PI()/20" office:value-type="float" office:value="1.5707963267949" calcext:value-type="float">
            <text:p>1,5707963268</text:p>
          </table:table-cell>
          <table:table-cell table:style-name="ce3" table:formula="of:=SIN([.C1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[.B12]*2*PI()/20" office:value-type="float" office:value="1.88495559215388" calcext:value-type="float">
            <text:p>1,8849555922</text:p>
          </table:table-cell>
          <table:table-cell table:style-name="ce3" table:formula="of:=SIN([.C12])" office:value-type="float" office:value="0.951056516295154" calcext:value-type="float">
            <text:p>0,951056516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B13]*2*PI()/20" office:value-type="float" office:value="2.19911485751286" calcext:value-type="float">
            <text:p>2,1991148575</text:p>
          </table:table-cell>
          <table:table-cell table:style-name="ce3" table:formula="of:=SIN([.C13])" office:value-type="float" office:value="0.809016994374947" calcext:value-type="float">
            <text:p>0,8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[.B14]*2*PI()/20" office:value-type="float" office:value="2.51327412287183" calcext:value-type="float">
            <text:p>2,5132741229</text:p>
          </table:table-cell>
          <table:table-cell table:style-name="ce3" table:formula="of:=SIN([.C14])" office:value-type="float" office:value="0.587785252292473" calcext:value-type="float">
            <text:p>0,587785252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table:formula="of:=[.B15]*2*PI()/20" office:value-type="float" office:value="2.82743338823081" calcext:value-type="float">
            <text:p>2,8274333882</text:p>
          </table:table-cell>
          <table:table-cell table:style-name="ce3" table:formula="of:=SIN([.C15])" office:value-type="float" office:value="0.309016994374947" calcext:value-type="float">
            <text:p>0,3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table:formula="of:=[.B16]*2*PI()/20" office:value-type="float" office:value="3.14159265358979" calcext:value-type="float">
            <text:p>3,1415926536</text:p>
          </table:table-cell>
          <table:table-cell table:style-name="ce3" table:formula="of:=SIN([.C16])" office:value-type="float" office:value="1.22464679914735E-016" calcext:value-type="float">
            <text:p>1,22464679914735E-16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B17]*2*PI()/20" office:value-type="float" office:value="3.45575191894877" calcext:value-type="float">
            <text:p>3,4557519189</text:p>
          </table:table-cell>
          <table:table-cell table:style-name="ce3" table:formula="of:=SIN([.C17])" office:value-type="float" office:value="-0.309016994374947" calcext:value-type="float">
            <text:p>-0,3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table:formula="of:=[.B18]*2*PI()/20" office:value-type="float" office:value="3.76991118430775" calcext:value-type="float">
            <text:p>3,7699111843</text:p>
          </table:table-cell>
          <table:table-cell table:style-name="ce3" table:formula="of:=SIN([.C18])" office:value-type="float" office:value="-0.587785252292473" calcext:value-type="float">
            <text:p>-0,587785252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table:formula="of:=[.B19]*2*PI()/20" office:value-type="float" office:value="4.08407044966673" calcext:value-type="float">
            <text:p>4,0840704497</text:p>
          </table:table-cell>
          <table:table-cell table:style-name="ce3" table:formula="of:=SIN([.C19])" office:value-type="float" office:value="-0.809016994374947" calcext:value-type="float">
            <text:p>-0,8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[.B20]*2*PI()/20" office:value-type="float" office:value="4.39822971502571" calcext:value-type="float">
            <text:p>4,398229715</text:p>
          </table:table-cell>
          <table:table-cell table:style-name="ce3" table:formula="of:=SIN([.C20])" office:value-type="float" office:value="-0.951056516295153" calcext:value-type="float">
            <text:p>-0,951056516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table:formula="of:=[.B21]*2*PI()/20" office:value-type="float" office:value="4.71238898038469" calcext:value-type="float">
            <text:p>4,7123889804</text:p>
          </table:table-cell>
          <table:table-cell table:style-name="ce3" table:formula="of:=SIN([.C21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22]*2*PI()/20" office:value-type="float" office:value="5.02654824574367" calcext:value-type="float">
            <text:p>5,0265482457</text:p>
          </table:table-cell>
          <table:table-cell table:style-name="ce3" table:formula="of:=SIN([.C22])" office:value-type="float" office:value="-0.951056516295154" calcext:value-type="float">
            <text:p>-0,951056516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[.B23]*2*PI()/20" office:value-type="float" office:value="5.34070751110265" calcext:value-type="float">
            <text:p>5,3407075111</text:p>
          </table:table-cell>
          <table:table-cell table:style-name="ce3" table:formula="of:=SIN([.C23])" office:value-type="float" office:value="-0.809016994374947" calcext:value-type="float">
            <text:p>-0,8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table:formula="of:=[.B24]*2*PI()/20" office:value-type="float" office:value="5.65486677646163" calcext:value-type="float">
            <text:p>5,6548667765</text:p>
          </table:table-cell>
          <table:table-cell table:style-name="ce3" table:formula="of:=SIN([.C24])" office:value-type="float" office:value="-0.587785252292473" calcext:value-type="float">
            <text:p>-0,587785252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table:formula="of:=[.B25]*2*PI()/20" office:value-type="float" office:value="5.96902604182061" calcext:value-type="float">
            <text:p>5,9690260418</text:p>
          </table:table-cell>
          <table:table-cell table:style-name="ce3" table:formula="of:=SIN([.C25])" office:value-type="float" office:value="-0.309016994374948" calcext:value-type="float">
            <text:p>-0,309016994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[.B26]*2*PI()/20" office:value-type="float" office:value="6.28318530717959" calcext:value-type="float">
            <text:p>6,2831853072</text:p>
          </table:table-cell>
          <table:table-cell table:style-name="ce3" table:formula="of:=SIN([.C26])" office:value-type="float" office:value="-2.44929359829471E-016" calcext:value-type="float">
            <text:p>-2,44929359829471E-16</text:p>
          </table:table-cell>
          <table:table-cell table:number-columns-repeated="8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euille2" table:style-name="ta1" table:print-ranges="Feuille2.F4:Feuille2.L26">
        <table:shapes>
          <draw:frame draw:z-index="0" draw:style-name="gr1" draw:text-style-name="P1" svg:width="159.97mm" svg:height="90.05mm" svg:x="113.71mm" svg:y="19.12mm">
            <loext:p draw:notify-on-update-of-ranges="Feuille2.C5:Feuille2.C25 Feuille2.D5:Feuille2.D25 Feuille2.C5:Feuille2.C25 Feuille2.E5:Feuille2.E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HETA</text:p>
          </table:table-cell>
          <table:table-cell table:style-name="ce4" office:value-type="string" calcext:value-type="string">
            <text:p>SIN(THETA)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]*2*PI()/20" office:value-type="float" office:value="0" calcext:value-type="float">
            <text:p>0</text:p>
          </table:table-cell>
          <table:table-cell table:formula="of:=SIN([.C5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]*2*PI()/20" office:value-type="float" office:value="0.314159265358979" calcext:value-type="float">
            <text:p>0,3141592654</text:p>
          </table:table-cell>
          <table:table-cell table:formula="of:=SIN([.C6])" office:value-type="float" office:value="0.309016994374947" calcext:value-type="float">
            <text:p>0,3090169944</text:p>
          </table:table-cell>
          <table:table-cell table:style-name="ce3" office:value-type="float" office:value="0.587785252292473" calcext:value-type="float">
            <text:p>0,58778525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2*PI()/20" office:value-type="float" office:value="0.628318530717959" calcext:value-type="float">
            <text:p>0,6283185307</text:p>
          </table:table-cell>
          <table:table-cell table:formula="of:=SIN([.C7])" office:value-type="float" office:value="0.587785252292473" calcext:value-type="float">
            <text:p>0,5877852523</text:p>
          </table:table-cell>
          <table:table-cell table:style-name="ce3" office:value-type="float" office:value="0.951056516295153" calcext:value-type="float">
            <text:p>0,95105651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8]*2*PI()/20" office:value-type="float" office:value="0.942477796076938" calcext:value-type="float">
            <text:p>0,9424777961</text:p>
          </table:table-cell>
          <table:table-cell table:formula="of:=SIN([.C8])" office:value-type="float" office:value="0.809016994374947" calcext:value-type="float">
            <text:p>0,8090169944</text:p>
          </table:table-cell>
          <table:table-cell table:style-name="ce3" office:value-type="float" office:value="0.951056516295154" calcext:value-type="float">
            <text:p>0,95105651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9]*2*PI()/20" office:value-type="float" office:value="1.25663706143592" calcext:value-type="float">
            <text:p>1,2566370614</text:p>
          </table:table-cell>
          <table:table-cell table:formula="of:=SIN([.C9])" office:value-type="float" office:value="0.951056516295153" calcext:value-type="float">
            <text:p>0,9510565163</text:p>
          </table:table-cell>
          <table:table-cell table:style-name="ce3" office:value-type="float" office:value="0.587785252292473" calcext:value-type="float">
            <text:p>0,58778525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0]*2*PI()/20" office:value-type="float" office:value="1.5707963267949" calcext:value-type="float">
            <text:p>1,5707963268</text:p>
          </table:table-cell>
          <table:table-cell table:formula="of:=SIN([.C10])" office:value-type="float" office:value="1" calcext:value-type="float">
            <text:p>1</text:p>
          </table:table-cell>
          <table:table-cell table:style-name="ce3" office:value-type="float" office:value="1.22464679914735E-016" calcext:value-type="float">
            <text:p>1,22464679914735E-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1]*2*PI()/20" office:value-type="float" office:value="1.88495559215388" calcext:value-type="float">
            <text:p>1,8849555922</text:p>
          </table:table-cell>
          <table:table-cell table:formula="of:=SIN([.C11])" office:value-type="float" office:value="0.951056516295154" calcext:value-type="float">
            <text:p>0,9510565163</text:p>
          </table:table-cell>
          <table:table-cell table:style-name="ce3" office:value-type="float" office:value="-0.587785252292473" calcext:value-type="float">
            <text:p>-0,58778525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2]*2*PI()/20" office:value-type="float" office:value="2.19911485751286" calcext:value-type="float">
            <text:p>2,1991148575</text:p>
          </table:table-cell>
          <table:table-cell table:formula="of:=SIN([.C12])" office:value-type="float" office:value="0.809016994374947" calcext:value-type="float">
            <text:p>0,8090169944</text:p>
          </table:table-cell>
          <table:table-cell table:style-name="ce3" office:value-type="float" office:value="-0.951056516295153" calcext:value-type="float">
            <text:p>-0,95105651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3]*2*PI()/20" office:value-type="float" office:value="2.51327412287183" calcext:value-type="float">
            <text:p>2,5132741229</text:p>
          </table:table-cell>
          <table:table-cell table:formula="of:=SIN([.C13])" office:value-type="float" office:value="0.587785252292473" calcext:value-type="float">
            <text:p>0,5877852523</text:p>
          </table:table-cell>
          <table:table-cell table:style-name="ce3" office:value-type="float" office:value="-0.951056516295154" calcext:value-type="float">
            <text:p>-0,95105651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4]*2*PI()/20" office:value-type="float" office:value="2.82743338823081" calcext:value-type="float">
            <text:p>2,8274333882</text:p>
          </table:table-cell>
          <table:table-cell table:formula="of:=SIN([.C14])" office:value-type="float" office:value="0.309016994374947" calcext:value-type="float">
            <text:p>0,3090169944</text:p>
          </table:table-cell>
          <table:table-cell table:style-name="ce3" office:value-type="float" office:value="-0.587785252292473" calcext:value-type="float">
            <text:p>-0,58778525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5]*2*PI()/20" office:value-type="float" office:value="3.14159265358979" calcext:value-type="float">
            <text:p>3,1415926536</text:p>
          </table:table-cell>
          <table:table-cell table:formula="of:=SIN([.C15])" office:value-type="float" office:value="1.22464679914735E-016" calcext:value-type="float">
            <text:p>1,22464679914735E-16</text:p>
          </table:table-cell>
          <table:table-cell table:style-name="ce3" office:value-type="float" office:value="-2.44929359829471E-016" calcext:value-type="float">
            <text:p>-2,44929359829471E-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2*PI()/20" office:value-type="float" office:value="3.45575191894877" calcext:value-type="float">
            <text:p>3,4557519189</text:p>
          </table:table-cell>
          <table:table-cell table:formula="of:=SIN([.C16])" office:value-type="float" office:value="-0.309016994374947" calcext:value-type="float">
            <text:p>-0,309016994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]*2*PI()/20" office:value-type="float" office:value="3.76991118430775" calcext:value-type="float">
            <text:p>3,7699111843</text:p>
          </table:table-cell>
          <table:table-cell table:formula="of:=SIN([.C17])" office:value-type="float" office:value="-0.587785252292473" calcext:value-type="float">
            <text:p>-0,587785252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8]*2*PI()/20" office:value-type="float" office:value="4.08407044966673" calcext:value-type="float">
            <text:p>4,0840704497</text:p>
          </table:table-cell>
          <table:table-cell table:formula="of:=SIN([.C18])" office:value-type="float" office:value="-0.809016994374947" calcext:value-type="float">
            <text:p>-0,809016994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9]*2*PI()/20" office:value-type="float" office:value="4.39822971502571" calcext:value-type="float">
            <text:p>4,398229715</text:p>
          </table:table-cell>
          <table:table-cell table:formula="of:=SIN([.C19])" office:value-type="float" office:value="-0.951056516295153" calcext:value-type="float">
            <text:p>-0,9510565163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0]*2*PI()/20" office:value-type="float" office:value="4.71238898038469" calcext:value-type="float">
            <text:p>4,7123889804</text:p>
          </table:table-cell>
          <table:table-cell table:formula="of:=SIN([.C20])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1]*2*PI()/20" office:value-type="float" office:value="5.02654824574367" calcext:value-type="float">
            <text:p>5,0265482457</text:p>
          </table:table-cell>
          <table:table-cell table:formula="of:=SIN([.C21])" office:value-type="float" office:value="-0.951056516295154" calcext:value-type="float">
            <text:p>-0,951056516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2]*2*PI()/20" office:value-type="float" office:value="5.34070751110265" calcext:value-type="float">
            <text:p>5,3407075111</text:p>
          </table:table-cell>
          <table:table-cell table:formula="of:=SIN([.C22])" office:value-type="float" office:value="-0.809016994374947" calcext:value-type="float">
            <text:p>-0,8090169944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2*PI()/20" office:value-type="float" office:value="5.65486677646163" calcext:value-type="float">
            <text:p>5,6548667765</text:p>
          </table:table-cell>
          <table:table-cell table:formula="of:=SIN([.C23])" office:value-type="float" office:value="-0.587785252292473" calcext:value-type="float">
            <text:p>-0,587785252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4]*2*PI()/20" office:value-type="float" office:value="5.96902604182061" calcext:value-type="float">
            <text:p>5,9690260418</text:p>
          </table:table-cell>
          <table:table-cell table:formula="of:=SIN([.C24])" office:value-type="float" office:value="-0.309016994374948" calcext:value-type="float">
            <text:p>-0,309016994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5]*2*PI()/20" office:value-type="float" office:value="6.28318530717959" calcext:value-type="float">
            <text:p>6,2831853072</text:p>
          </table:table-cell>
          <table:table-cell table:formula="of:=SIN([.C25])" office:value-type="float" office:value="-2.44929359829471E-016" calcext:value-type="float">
            <text:p>-2,44929359829471E-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6:43:08.288810343</meta:creation-date>
    <dc:date>2016-09-27T17:24:09.620923985</dc:date>
    <meta:editing-duration>PT14M7S</meta:editing-duration>
    <meta:editing-cycles>9</meta:editing-cycles>
    <meta:generator>LibreOffice/5.1.4.2$Linux_X86_64 LibreOffice_project/10m0$Build-2</meta:generator>
    <meta:print-date>2016-09-27T17:19:48.553688519</meta:print-date>
    <meta:document-statistic meta:table-count="2" meta:cell-count="14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5cm" svg:y="0.316cm" chart:style-name="ch2">
          <text:p>SINUS 20 Points</text:p>
        </chart:title>
        <chart:legend chart:legend-position="end" svg:x="12.804cm" svg:y="4.201cm" style:legend-expansion="high" chart:style-name="ch3"/>
        <chart:plot-area chart:style-name="ch4" table:cell-range-address="Feuille1.C6:Feuille1.D26" chart:data-source-has-labels="row" svg:x="1.331cm" svg:y="1.275cm" svg:width="11.153cm" svg:height="6.564cm">
          <chartooo:coordinate-region svg:x="2.164cm" svg:y="1.474cm" svg:width="10.226cm" svg:height="6.166cm"/>
          <chart:axis chart:dimension="x" chart:name="primary-x" chart:style-name="ch5">
            <chart:title svg:x="6.44cm" svg:y="8.019cm" chart:style-name="ch6">
              <text:p>Theta</text:p>
            </chart:title>
          </chart:axis>
          <chart:axis chart:dimension="y" chart:name="primary-y" chart:style-name="ch5">
            <chart:title svg:x="0.451cm" svg:y="5.289cm" chart:style-name="ch7">
              <text:p>sin(theta)</text:p>
            </chart:title>
            <chart:grid chart:style-name="ch8" chart:class="major"/>
          </chart:axis>
          <chart:series chart:style-name="ch9" chart:values-cell-range-address="Feuille1.D6:Feuille1.D26" loext:label-string="sinus_20pts" chart:class="chart:scatter">
            <chart:domain table:cell-range-address="Feuille1.C6:Feuille1.C2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sinus_20p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6:Feuille1.C26</svg:desc>
                </draw:g>
              </table:table-cell>
              <table:table-cell office:value-type="float" office:value="0">
                <text:p>0</text:p>
                <draw:g>
                  <svg:desc>Feuille1.D6:Feuille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911485751286">
                <text:p>2.1991148575128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327412287183">
                <text:p>2.5132741228718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5575191894877">
                <text:p>3.45575191894877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8407044966673">
                <text:p>4.084070449666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9822971502571">
                <text:p>4.3982297150257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4070751110265">
                <text:p>5.3407075111026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6902604182061">
                <text:p>5.9690260418206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617cm" svg:y="3.955cm" style:legend-expansion="high" chart:style-name="ch2"/>
        <chart:plot-area chart:style-name="ch3" table:cell-range-address="Feuille2.C5:Feuille2.E25" chart:data-source-has-labels="row" svg:x="1.33cm" svg:y="0.18cm" svg:width="10.968cm" svg:height="7.665cm">
          <chartooo:coordinate-region svg:x="2.163cm" svg:y="0.379cm" svg:width="10.041cm" svg:height="7.267cm"/>
          <chart:axis chart:dimension="x" chart:name="primary-x" chart:style-name="ch4">
            <chart:title svg:x="6.4cm" svg:y="8.025cm" chart:style-name="ch5">
              <text:p>theta</text:p>
            </chart:title>
          </chart:axis>
          <chart:axis chart:dimension="y" chart:name="primary-y" chart:style-name="ch4">
            <chart:title svg:x="0.451cm" svg:y="4.744cm" chart:style-name="ch6">
              <text:p>sin(theta)</text:p>
            </chart:title>
            <chart:grid chart:style-name="ch7" chart:class="major"/>
          </chart:axis>
          <chart:series chart:style-name="ch8" chart:values-cell-range-address="Feuille2.D5:Feuille2.D25" loext:label-string="sinus_20_pts" chart:class="chart:scatter">
            <chart:domain table:cell-range-address="Feuille2.C5:Feuille2.C25"/>
            <chart:data-point chart:repeated="21"/>
          </chart:series>
          <chart:series chart:style-name="ch9" chart:values-cell-range-address="Feuille2.E5:Feuille2.E25" loext:label-string="sinus_10_pts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sinus_20_pts</text:p>
              </table:table-cell>
              <table:table-cell office:value-type="string">
                <text:p>sinus_10_p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C5:Feuille2.C25</svg:desc>
                </draw:g>
              </table:table-cell>
              <table:table-cell office:value-type="float" office:value="0">
                <text:p>0</text:p>
                <draw:g>
                  <svg:desc>Feuille2.D5:Feuille2.D25</svg:desc>
                </draw:g>
              </table:table-cell>
              <table:table-cell office:value-type="float" office:value="0">
                <text:p>0</text:p>
                <draw:g>
                  <svg:desc>Feuille2.E5:Feuille2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911485751286">
                <text:p>2.1991148575128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327412287183">
                <text:p>2.5132741228718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5575191894877">
                <text:p>3.45575191894877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8407044966673">
                <text:p>4.0840704496667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9822971502571">
                <text:p>4.39822971502571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2654824574367">
                <text:p>5.0265482457436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4070751110265">
                <text:p>5.340707511102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6902604182061">
                <text:p>5.96902604182061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8318530717959">
                <text:p>6.2831853071795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